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1" fo:font-size="10pt" officeooo:paragraph-rsid="047ae24c" style:font-size-asian="10pt" style:font-name-complex="Lohit Devanagari1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1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08e52" style:font-size-asian="9pt" style:font-style-asian="normal" style:font-weight-asian="normal" style:font-size-complex="9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9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8"><text:user-field-get text:name="py3o.o.company_id.hr_head_id.name">hr_head</text:user-field-get></text:span></text:p>
            <text:p text:style-name="P6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8">ကုမ္ပဏီ/ဌာန/အဖွဲ့အစည်းအမည် <text:s/><text:user-field-get text:name="py3o.o.company_id.name">company_name</text:user-field-get></text:p>
            <text:p text:style-name="P66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><text:soft-page-break/></text:p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37:57.007000000</dc:date>
    <meta:editing-duration>P1DT19H20M42S</meta:editing-duration>
    <meta:editing-cycles>984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